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1342e3" style:font-size-asian="12pt" style:font-size-complex="12pt"/>
    </style:style>
    <style:style style:name="P4" style:family="paragraph" style:parent-style-name="Standard">
      <style:text-properties fo:font-size="12pt" fo:language="es" fo:country="ES" officeooo:rsid="001342e3" style:font-size-asian="12pt" style:font-size-complex="12pt"/>
    </style:style>
    <style:style style:name="P5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6" style:family="paragraph" style:parent-style-name="Preformatted_20_Text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line-height="114%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text-properties fo:font-size="12pt" fo:language="es" fo:country="ES" officeooo:rsid="00188834" style:font-size-asian="12pt" style:font-size-complex="12pt"/>
    </style:style>
    <style:style style:name="P9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0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1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2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3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fo:color="#1f1f1f" loext:opacity="100%" style:font-name="Google Sans Text"/>
    </style:style>
    <style:style style:name="P15" style:family="paragraph" style:parent-style-name="Text_20_body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6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7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8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19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20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/>
    </style:style>
    <style:style style:name="P21" style:family="paragraph" style:parent-style-name="Text_20_body" style:list-style-name="L3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fo:color="#1f1f1f" loext:opacity="100%" style:font-name="Google Sans Text"/>
    </style:style>
    <style:style style:name="P22" style:family="paragraph" style:parent-style-name="Text_20_body" style:list-style-name="L3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fo:color="#1f1f1f" loext:opacity="100%" style:font-name="Google Sans Text" officeooo:paragraph-rsid="001b6fe0"/>
    </style:style>
    <style:style style:name="P23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paragraph-rsid="001b6fe0"/>
    </style:style>
    <style:style style:name="P24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loext:padding="0in" loext:border="none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fo:color="#1f1f1f" loext:opacity="100%" style:font-name="Google Sans Text" fo:font-weight="bold" loext:padding="0in" loext:border="none"/>
    </style:style>
    <style:style style:name="P26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style:font-weight-asian="bold" style:font-weight-complex="bold"/>
    </style:style>
    <style:style style:name="P27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loext:padding="0in" loext:border="none"/>
    </style:style>
    <style:style style:name="P28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loext:padding="0in" loext:border="none"/>
    </style:style>
    <style:style style:name="P29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loext:padding="0in" loext:border="none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fo:color="#1f1f1f" loext:opacity="100%" style:font-name="Google Sans Text" loext:padding="0in" loext:border="none"/>
    </style:style>
    <style:style style:name="P31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loext:padding="0in" loext:border="none"/>
    </style:style>
    <style:style style:name="P32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loext:padding="0in" loext:border="none"/>
    </style:style>
    <style:style style:name="P33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paragraph-rsid="001b6fe0" loext:padding="0in" loext:border="none"/>
    </style:style>
    <style:style style:name="T1" style:family="text">
      <style:text-properties fo:language="es" fo:country="ES" officeooo:rsid="001342e3"/>
    </style:style>
    <style:style style:name="T2" style:family="text">
      <style:text-properties fo:language="es" fo:country="ES" fo:font-weight="bold" officeooo:rsid="001342e3" style:font-weight-asian="bold" style:font-weight-complex="bold"/>
    </style:style>
    <style:style style:name="T3" style:family="text">
      <style:text-properties fo:language="es" fo:country="ES" officeooo:rsid="00167260"/>
    </style:style>
    <style:style style:name="T4" style:family="text">
      <style:text-properties fo:language="es" fo:country="ES" officeooo:rsid="001b6fe0" loext:padding="0in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 loext:padding="0in" loext:border="none"/>
    </style:style>
    <style:style style:name="T7" style:family="text">
      <style:text-properties fo:font-weight="bold" loext:padding="0in" loext:border="none"/>
    </style:style>
    <style:style style:name="T8" style:family="text">
      <style:text-properties officeooo:rsid="00167260"/>
    </style:style>
    <style:style style:name="T9" style:family="text">
      <style:text-properties officeooo:rsid="00175cbf"/>
    </style:style>
    <style:style style:name="T10" style:family="text">
      <style:text-properties officeooo:rsid="0019bbc9"/>
    </style:style>
    <style:style style:name="T11" style:family="text">
      <style:text-properties fo:font-variant="normal" fo:text-transform="none" fo:color="#5f6368" loext:opacity="100%" style:font-name="Google Sans Text" fo:font-size="10.5pt" fo:font-style="normal" fo:font-weight="normal" loext:padding="0in" loext:border="none"/>
    </style:style>
    <style:style style:name="T12" style:family="text">
      <style:text-properties loext:padding="0in" loext:border="none"/>
    </style:style>
    <style:style style:name="T13" style:family="text">
      <style:text-properties fo:font-style="italic" loext:padding="0in" loext:border="none"/>
    </style:style>
    <style:style style:name="T14" style:family="text">
      <style:text-properties officeooo:rsid="001b6fe0" loext:padding="0in" loext:border="non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odel-response-message-contentr_368d3089c7541273">
        <text:p text:style-name="P24">"DECLARATION OF THE RIGHT TO PUBLIC, FREE, AND COMMUNITY-DRIVEN AI"</text:p>
        <text:p text:style-name="P30"/>
        <text:p text:style-name="P27"><text:bookmark text:name="p-rc_5042ad7b8590d6e8-36"/>We, the people from all corners of the world-students, teachers, grandmothers, farmers, programmers, artists, Indigenous peoples, activists-declare the following:</text:p>
        <text:p text:style-name="P30"/>
        <text:p text:style-name="P26"><text:bookmark text:name="p-rc_5042ad7b8590d6e8-37"/><text:span text:style-name="T12">Artificial intelligence is not a consumer good. It is a fundamental human right of the 21st century.</text:span></text:p>
        <text:p text:style-name="P14"><text:span text:style-name="T12"/></text:p>
        <text:p text:style-name="P27"><text:bookmark text:name="p-rc_5042ad7b8590d6e8-38"/>Every person has the right to freely access basic Al tools such as translation, summarization, writing, search, education, and creative problem-solving—without paying, without registering, and without providing personal data.</text:p>
        <text:p text:style-name="P27"><text:bookmark text:name="p-rc_5042ad7b8590d6e8-39"/>Public Al must be:</text:p>
        <text:p text:style-name="P30"/>
        <text:list text:style-name="L2">
          <text:list-item>
            <text:p text:style-name="P33"><text:bookmark text:name="p-rc_5042ad7b8590d6e8-40"/>Free: No charge for essential use.</text:p>
          </text:list-item>
          <text:list-item>
            <text:p text:style-name="P31"><text:bookmark text:name="p-rc_5042ad7b8590d6e8-41"/>Offline-capable: Able to function without internet or with slow connections.</text:p>
          </text:list-item>
          <text:list-item>
            <text:p text:style-name="P31"><text:bookmark text:name="p-rc_5042ad7b8590d6e8-42"/>In local languages.</text:p>
          </text:list-item>
          <text:list-item>
            <text:p text:style-name="P18"><text:bookmark text:name="p-rc_5042ad7b8590d6e8-43"/><text:span text:style-name="T12">Open and audited: Public code, transparent data, no corporate secrets. Any Al trained with public information or funds-national or international-must be released as free software (open source) under licenses that guarantee its use, modification, and redistribution by anyone, without restrictions.</text:span></text:p>
          </text:list-item>
        </text:list>
        <text:p text:style-name="P14"><text:span text:style-name="T12"/></text:p>
        <text:p text:style-name="P27"><text:bookmark text:name="p-rc_5042ad7b8590d6e8-44"/>Companies that use society's energy, water, and data to train private models must contribute to the funding of public AI infrastructure, especially in marginalized communities.</text:p>
        <text:p text:style-name="P30"/>
        <text:p text:style-name="P10"><text:bookmark text:name="p-rc_5042ad7b8590d6e8-45"/><text:span text:style-name="T12">Al education is a right. It must be taught from primary school as part of critical thinking, ethics, and digital citizenship.</text:span></text:p>
        <text:p text:style-name="P14"><text:span text:style-name="T12"/></text:p>
        <text:p text:style-name="P10"><text:bookmark text:name="p-rc_5042ad7b8590d6e8-46"/><text:span text:style-name="T12">No one shall be forced to share their personal data to access a basic artificial intelligence tool.</text:span><text:span text:style-name="T6"> Privacy is non-negotiable.</text:span></text:p>
        <text:p text:style-name="P14"><text:span text:style-name="T12"/></text:p>
        <text:p text:style-name="P10"><text:bookmark text:name="p-rc_5042ad7b8590d6e8-47"/><text:span text:style-name="T12">Public AI infrastructure must be distributed: libraries, cultural centers, rural schools, churches, cooperatives, community kiosks... Wherever there are people, there must be AI.</text:span></text:p>
        <text:p text:style-name="P10"><text:bookmark text:name="p-rc_5042ad7b8590d6e8-48"/><text:soft-page-break/><text:span text:style-name="T12">Al technologies must serve life, not capital. They shall not be used for mass surveillance, emotional manipulation, autonomous warfare, or labor displacement.</text:span></text:p>
        <text:p text:style-name="P23"><text:span text:style-name="T7">Why is this urgent?</text:span></text:p>
        <text:list text:style-name="L3">
          <text:list-item>
            <text:p text:style-name="P22"><text:bookmark text:name="p-rc_5042ad7b8590d6e8-50"/><text:bookmark text:name="p-rc_5042ad7b8590d6e8-49"/><text:span text:style-name="T12">Al creates exponential inequalities. Those who have access to advanced models can write documents, create code, design presentations, analyze data... in seconds. Those who do not are left behind: a new digital divide, deeper than that of the internet in the 2000s. All this makes it a fundamental necessity that must be part of our individual sovereignty.</text:span></text:p>
          </text:list-item>
          <text:list-item>
            <text:p text:style-name="P19"><text:bookmark text:name="p-rc_5042ad7b8590d6e8-51"/><text:span text:style-name="T12">The ecological cost is unacceptable. Training a single large model consumes millions of liters of water for cooling alone. Its carbon footprint is massive and ends up driving up energy costs- a consequence we pay for to generate private profits, while millions lack access to basic internet. Is it ethical for a company to earn billions using the planet's resources, while others cannot access a chatbot to help them with their schoolwork or complex daily tasks?</text:span></text:p>
          </text:list-item>
          <text:list-item>
            <text:p text:style-name="P19"><text:bookmark text:name="p-rc_5042ad7b8590d6e8-52"/><text:span text:style-name="T12">The business model is unsustainable and unfair. Charging for access to Al is like charging for air </text:span><text:span text:style-name="T4">or water</text:span><text:span text:style-name="T12">. The companies dominating this space didn't create Al out of thin air; they built it upon: Public data (Wikipedia, books, free images). Taxpayer-funded academic research. Computations in data centers that use public energy and shared natural resources. So then: why are we privatizing what is collectively owned?</text:span></text:p>
            <text:p text:style-name="P21"><text:span text:style-name="T12"/></text:p>
          </text:list-item>
        </text:list>
        <text:p text:style-name="P27"><text:bookmark text:name="p-rc_5042ad7b8590d6e8-53"/>"We don't want Al for a privileged few. We want Al for everyone."</text:p>
        <text:p text:style-name="P30"/>
        <text:p text:style-name="P24">Signed by:</text:p>
        <text:p text:style-name="P25"/>
        <text:p text:style-name="P25"/>
        <text:p text:style-name="P25"/>
        <text:p text:style-name="P25"/>
        <text:p text:style-name="P25"/>
        <text:p text:style-name="P10"><text:bookmark text:name="p-rc_5042ad7b8590d6e8-54"/><text:bookmark text:name="p-rc_5042ad7b8590d6e8-55"/><text:span text:style-name="T12">This is a living declaration. You can print it, </text:span><text:span text:style-name="T14">p</text:span><text:span text:style-name="T4">ost it to social networks, share</text:span><text:span text:style-name="T12"> it in your community, scan the signatures, and send them to your government, university, or digital advocacy network.</text:span></text:p>
        <text:p text:style-name="P14"><text:span text:style-name="T12"/></text:p>
        <text:p text:style-name="P27"><text:bookmark text:name="p-rc_5042ad7b8590d6e8-56"/>#CyborgResistance #FreeAI </text:p>
      </text:section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9T09:50:58.206613502</meta:creation-date>
    <dc:date>2026-03-29T18:56:02.276762049</dc:date>
    <meta:editing-duration>PT4H3M21S</meta:editing-duration>
    <meta:editing-cycles>5</meta:editing-cycles>
    <meta:generator>LibreOffice/24.2.7.2$Linux_X86_64 LibreOffice_project/420$Build-2</meta:generator>
    <meta:print-date>2026-03-29T17:51:45.994365295</meta:print-date>
    <meta:document-statistic meta:table-count="0" meta:image-count="0" meta:object-count="0" meta:page-count="2" meta:paragraph-count="22" meta:word-count="510" meta:character-count="3327" meta:non-whitespace-character-count="2846"/>
  </office:meta>
</office:document-meta>
</file>